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еньг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Цен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бъявлени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лефонный разговор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кументы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Форумы, мониторинг сайтов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КП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смотр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Тест-драйв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пределиться с маркой и моделью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агностик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од и пробег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становка на уч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8:02:42.569411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28:11.418469941</meta:creation-date>
    <dc:date>2019-08-06T21:06:54.403139243</dc:date>
    <meta:editing-duration>PT48M55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